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4ec9b0"/>
    </style:style>
    <style:style style:name="T4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1591380658404757" text:style-name="Outline">
        <text:list-item>
          <text:h text:style-name="P4" text:outline-level="1">ListTil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a xlink:type="simple" xlink:href="https://stackoverflow.com/questions/47107027/how-to-center-the-title-of-a-listtile-in-flutter" text:style-name="Internet_20_link" text:visited-style-name="Visited_20_Internet_20_Link">Como hacerlo mas flexible y como centrarlo</text:a></text:p>
      <text:p text:style-name="Standard"/>
      <text:p text:style-name="P3"><text:span text:style-name="T3">ListTile</text:span>(</text:p>
      <text:p text:style-name="P3">leading: <text:span text:style-name="T3">Icon</text:span>(<text:span text:style-name="T3">Icons</text:span>.map),</text:p>
      <text:p text:style-name="P3">title: <text:span text:style-name="T3">Text</text:span>(<text:span text:style-name="T4">'Map'</text:span>),</text:p>
      <text:p text:style-name="P3">)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2-22T22:58:28.259000000</meta:creation-date>
    <meta:editing-duration>PT1H45M49S</meta:editing-duration>
    <meta:generator>OpenOffice/4.1.6$Win32 OpenOffice.org_project/416m1$Build-9790</meta:generator>
    <dc:date>2018-12-29T11:27:57.17</dc:date>
    <meta:document-statistic meta:table-count="0" meta:image-count="0" meta:object-count="0" meta:page-count="2" meta:paragraph-count="14" meta:word-count="28" meta:character-count="224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